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4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5.28mm"/>
    </style:style>
    <style:style style:name="co4" style:family="table-column">
      <style:table-column-properties fo:break-before="auto" style:column-width="19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000000"/>
      <style:text-properties fo:color="#800000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5"/>
        <table:table-column table:style-name="co4" table:default-cell-style-name="ce1"/>
        <table:table-row table:style-name="ro1">
          <table:table-cell table:style-name="Default" office:value-type="string" calcext:value-type="string">
            <text:p>Nom de l'attaque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Puissance</text:p>
          </table:table-cell>
          <table:table-cell table:style-name="Default" office:value-type="string" calcext:value-type="string">
            <text:p>Précision</text:p>
          </table:table-cell>
          <table:table-cell table:style-name="Default" office:value-type="string" calcext:value-type="string">
            <text:p>Effet</text:p>
          </table:table-cell>
          <table:table-cell table:style-name="Default" office:value-type="string" calcext:value-type="string">
            <text:p>PP</text:p>
          </table:table-cell>
        </table:table-row>
        <table:table-row table:style-name="ro2">
          <table:table-cell office:value-type="string" calcext:value-type="string">
            <text:p>Bélier</text:p>
          </table:table-cell>
          <table:table-cell office:value-type="string" calcext:value-type="string">
            <text:p>Normal</text:p>
          </table:table-cell>
          <table:table-cell office:value-type="float" office:value="90" calcext:value-type="float">
            <text:p>90</text:p>
          </table:table-cell>
          <table:table-cell table:style-name="ce4" office:value-type="percentage" office:value="0.75" calcext:value-type="percentage">
            <text:p>75,00%</text:p>
          </table:table-cell>
          <table:table-cell office:value-type="string" calcext:value-type="string">
            <text:p>Subit 1/3 des dégâts infligés en dégâts de recu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omb'Oeuf</text:p>
          </table:table-cell>
          <table:table-cell office:value-type="string" calcext:value-type="string">
            <text:p>Normal</text:p>
          </table:table-cell>
          <table:table-cell office:value-type="float" office:value="100" calcext:value-type="float">
            <text:p>100</text:p>
          </table:table-cell>
          <table:table-cell table:style-name="ce4" office:value-type="percentage" office:value="0.85" calcext:value-type="percentage">
            <text:p>85,00%</text:p>
          </table:table-cell>
          <table:table-cell table:style-name="ce1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ombo-Griffe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Attaque de 2 à 5 fois.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Constriction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 % de chances de baisser la vitesse de la cible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Coup d'Boule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 % de chances d'apeurer la cible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Coupe-Vent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rée un tourbillon le premier tour, attaque le deuxièm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Croc de Mort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 % de chances d'apeurer la cible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Ecrasement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 % de chances d'apeurer l'adversair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cras'Face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string" calcext:value-type="string">
            <text:p>Explosion</text:p>
          </table:table-cell>
          <table:table-cell office:value-type="string" calcext:value-type="string">
            <text:p>Normal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e lanceur est mis KO immédiatement. La défense de la cible est divisée par 2 au moment des dégâts.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rgnoles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Attaque 2 à 5 fois la cible.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ing Comète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Attaque 2 à 5 fois la cible.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Ultimapoing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style-name="ce1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riffe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orce Poigne</text:p>
          </table:table-cell>
          <table:table-cell office:value-type="string" calcext:value-type="string">
            <text:p>Normal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Etreinte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ge des dégâts pendant 3 tours.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ouplesse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style-name="ce1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ltimawashi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table:style-name="ce1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ud'Korne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urie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Attaque 2 à 5 fois la cible.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Plaquage</text:p>
          </table:table-cell>
          <table:table-cell office:value-type="string" calcext:value-type="string">
            <text:p>Normal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 % de chance de paralyser la cibl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igotage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Attaque 2 à 5 fois la cible.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Mania</text:p>
          </table:table-cell>
          <table:table-cell office:value-type="string" calcext:value-type="string">
            <text:p>Normal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te bloqué 2 à 3 tours puis devient confus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Damoclès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bit 1/3 des dégâts infligés en dégâts de recu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Ultralaser</text:p>
          </table:table-cell>
          <table:table-cell office:value-type="string" calcext:value-type="string">
            <text:p>Normal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Recharge le tour suivant.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ve-Attaque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Attaque en premier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Frénésie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e lanceur voit son attaque monter d'un niveau s'il est touché par une attaque pendant le tour.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Destruction</text:p>
          </table:table-cell>
          <table:table-cell office:value-type="string" calcext:value-type="string">
            <text:p>Normal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e lanceur est mis KO immédiatement. La défense de la cible est divisée par 2 au moment des dégâts.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étéores</text:p>
          </table:table-cell>
          <table:table-cell office:value-type="string" calcext:value-type="string">
            <text:p>Norm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L'attaque ne peut pas échouer (sauf Abri/Détection).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Coup d'Krâne</text:p>
          </table:table-cell>
          <table:table-cell office:value-type="string" calcext:value-type="string">
            <text:p>Normal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e lanceur recule le premier tour.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icanon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Attaque 2 à 5 fois.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illonage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Attaque 2 à 5 fois.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Uppercut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 % de chance de rendre la cible confuse.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Triplattaque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 % de chance de brûler, geler ou paralyser la cible.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anche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Taux de critiques élevé.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onicboo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--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nlève toujours 20 PV à l'adversaire.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Balayage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 % de chance d'apeurer la cible.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oing-Karaté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Taux de critiques élevé.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ouble-Pied</text:p>
          </table:table-cell>
          <table:table-cell office:value-type="string" calcext:value-type="string">
            <text:p>Combat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Attaque 2 fois.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Pied-Sauté</text:p>
          </table:table-cell>
          <table:table-cell office:value-type="string" calcext:value-type="string">
            <text:p>Combat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i l'attaque échoue, le lanceur perd 1PV.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Mawashi-Geri</text:p>
          </table:table-cell>
          <table:table-cell office:value-type="string" calcext:value-type="string">
            <text:p>Comba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0 % de chance d'apeurer la cible.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Sacrifice</text:p>
          </table:table-cell>
          <table:table-cell office:value-type="string" calcext:value-type="string">
            <text:p>Combat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Le lanceur perd 1/4 des PV infligés.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Frappe Atlas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Variab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'attaque inflige un nombre de PV égal au niveau du lanceur.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Pied Voltige</text:p>
          </table:table-cell>
          <table:table-cell office:value-type="string" calcext:value-type="string">
            <text:p>Com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 l'attaque échoue, le lanceur perd la moitié des dégâts qu'il aurait dû infliger.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oing de feu</text:p>
          </table:table-cell>
          <table:table-cell office:value-type="string" calcext:value-type="string">
            <text:p>Feu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 % de chances de brûler la cible.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lammèche</text:p>
          </table:table-cell>
          <table:table-cell office:value-type="string" calcext:value-type="string">
            <text:p>Feu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 % de chances de brûler la cible.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Lance-Flamme</text:p>
          </table:table-cell>
          <table:table-cell office:value-type="string" calcext:value-type="string">
            <text:p>Feu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 % de chances de brûler la cible.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anse Flammes</text:p>
          </table:table-cell>
          <table:table-cell office:value-type="string" calcext:value-type="string">
            <text:p>Feu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Attaque 2 à 5 fois la cible.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éflagration</text:p>
          </table:table-cell>
          <table:table-cell office:value-type="string" calcext:value-type="string">
            <text:p>Feu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30 % de brûler la cible.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Bulles d'O</text:p>
          </table:table-cell>
          <table:table-cell office:value-type="string" calcext:value-type="string">
            <text:p>Eau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 % de chance de baisser la vitesse de la cible.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laquoir</text:p>
          </table:table-cell>
          <table:table-cell office:value-type="string" calcext:value-type="string">
            <text:p>Eau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Attaque 3 à 5 tours.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Ecume</text:p>
          </table:table-cell>
          <table:table-cell office:value-type="string" calcext:value-type="string">
            <text:p>Eau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 % de chance de baisser la vitesse de la cible.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istolet à O</text:p>
          </table:table-cell>
          <table:table-cell office:value-type="string" calcext:value-type="string">
            <text:p>Eau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ydrocanon</text:p>
          </table:table-cell>
          <table:table-cell office:value-type="string" calcext:value-type="string">
            <text:p>Eau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style-name="ce1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ince-Masse</text:p>
          </table:table-cell>
          <table:table-cell office:value-type="string" calcext:value-type="string">
            <text:p>Eau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Taux de critiques élevé.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Eclair</text:p>
          </table:table-cell>
          <table:table-cell office:value-type="string" calcext:value-type="string">
            <text:p>Electrik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 % de chance de paralyser la cible.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Poing-Eclair</text:p>
          </table:table-cell>
          <table:table-cell office:value-type="string" calcext:value-type="string">
            <text:p>Electrik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% de chance de paralyser la cible.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Tonnerre</text:p>
          </table:table-cell>
          <table:table-cell office:value-type="string" calcext:value-type="string">
            <text:p>Electrik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% de chance de paralyser la cible.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atal-Foudre</text:p>
          </table:table-cell>
          <table:table-cell office:value-type="string" calcext:value-type="string">
            <text:p>Electrik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% de chance de paralyser la cible.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Blizzard</text:p>
          </table:table-cell>
          <table:table-cell office:value-type="string" calcext:value-type="string">
            <text:p>Glace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 % de chance de geler l'adversaire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oing Glace</text:p>
          </table:table-cell>
          <table:table-cell office:value-type="string" calcext:value-type="string">
            <text:p>Glac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 % de chance de geler l'adversaire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Laser Glace</text:p>
          </table:table-cell>
          <table:table-cell office:value-type="string" calcext:value-type="string">
            <text:p>Glace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 % de chance de geler l'adversair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Onde Boréale</text:p>
          </table:table-cell>
          <table:table-cell office:value-type="string" calcext:value-type="string">
            <text:p>Glace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 % de chance de baisser l'attaque de l'adversair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ouble-Dard</text:p>
          </table:table-cell>
          <table:table-cell office:value-type="string" calcext:value-type="string">
            <text:p>Insecte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Attaque 2 fois d'affilé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ard-Nuée</text:p>
          </table:table-cell>
          <table:table-cell office:value-type="string" calcext:value-type="string">
            <text:p>Insecte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Attaque 2 à 5 fois.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Vampirisme</text:p>
          </table:table-cell>
          <table:table-cell office:value-type="string" calcext:value-type="string">
            <text:p>Insect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écupère la moitié des PV infligés à l'ennemi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ouet Lianes</text:p>
          </table:table-cell>
          <table:table-cell office:value-type="string" calcext:value-type="string">
            <text:p>Plante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ol-Vie</text:p>
          </table:table-cell>
          <table:table-cell office:value-type="string" calcext:value-type="string">
            <text:p>Plant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écupère la moitié des PV infligés à l'ennemi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Méga-Sangsue</text:p>
          </table:table-cell>
          <table:table-cell office:value-type="string" calcext:value-type="string">
            <text:p>Plant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écupère la moitié des PV infligés à l'ennemi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ranch'Herbe</text:p>
          </table:table-cell>
          <table:table-cell office:value-type="string" calcext:value-type="string">
            <text:p>Plante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Taux de critiques élevé.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Lance-Soleil</text:p>
          </table:table-cell>
          <table:table-cell office:value-type="string" calcext:value-type="string">
            <text:p>Plante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 tour de recharge (sauf Zénith)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anse-Fleur</text:p>
          </table:table-cell>
          <table:table-cell office:value-type="string" calcext:value-type="string">
            <text:p>Plante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te bloqué 2 à 3 tours puis devient confus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Acide</text:p>
          </table:table-cell>
          <table:table-cell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 % de chance de baisser la défense de l'adversaire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Dard-Venin</text:p>
          </table:table-cell>
          <table:table-cell office:value-type="string" calcext:value-type="string">
            <text:p>Poison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 % de chance d'empoisonner l'adversaire.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Purédpois</text:p>
          </table:table-cell>
          <table:table-cell office:value-type="string" calcext:value-type="string">
            <text:p>Poison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0 % de chance d'empoisonner l'adversaire.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Détritus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 % de chance d'empoisonner l'adversaire.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Choc Mental</text:p>
          </table:table-cell>
          <table:table-cell office:value-type="string" calcext:value-type="string">
            <text:p>Psy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 % de chance de rendre confus l'adversaire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Rafale Psy</text:p>
          </table:table-cell>
          <table:table-cell office:value-type="string" calcext:value-type="string">
            <text:p>Psy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 % de chance de rendre confus l'adversaire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Psyko</text:p>
          </table:table-cell>
          <table:table-cell office:value-type="string" calcext:value-type="string">
            <text:p>Psy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 % de chance de baisser la défense de l'adversair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évorêve</text:p>
          </table:table-cell>
          <table:table-cell office:value-type="string" calcext:value-type="string">
            <text:p>Psy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i l'adversaire est endormi seulement. Récupère la moitié des PV infligés à l'ennemi.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boulement</text:p>
          </table:table-cell>
          <table:table-cell office:value-type="string" calcext:value-type="string">
            <text:p>Roche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30 % de chance d'apeurer .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et-Pierres</text:p>
          </table:table-cell>
          <table:table-cell office:value-type="string" calcext:value-type="string">
            <text:p>Roche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style-name="ce1"/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Roulade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30 (variable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ugmente de puissance à chaque tour.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éisme</text:p>
          </table:table-cell>
          <table:table-cell office:value-type="string" calcext:value-type="string">
            <text:p>So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"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Tunnel</text:p>
          </table:table-cell>
          <table:table-cell office:value-type="string" calcext:value-type="string">
            <text:p>So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e lanceur est sous terre pendant un tour.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ss d'Os</text:p>
          </table:table-cell>
          <table:table-cell office:value-type="string" calcext:value-type="string">
            <text:p>Sol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10 % de chance d'apeurer .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merang</text:p>
          </table:table-cell>
          <table:table-cell office:value-type="string" calcext:value-type="string">
            <text:p>Sol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Frappe deux fois d'affilé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Léchouille</text:p>
          </table:table-cell>
          <table:table-cell office:value-type="string" calcext:value-type="string">
            <text:p>Spectr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 % de chance de paralyser la cible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Ball'Ombre</text:p>
          </table:table-cell>
          <table:table-cell office:value-type="string" calcext:value-type="string">
            <text:p>Spectre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 % de chance de baisser la défense de l'adversaire.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ec vrille</text:p>
          </table:table-cell>
          <table:table-cell office:value-type="string" calcext:value-type="string">
            <text:p>Vo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ru-Aile</text:p>
          </table:table-cell>
          <table:table-cell office:value-type="string" calcext:value-type="string">
            <text:p>Vol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ornade</text:p>
          </table:table-cell>
          <table:table-cell office:value-type="string" calcext:value-type="string">
            <text:p>Vo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icpic</text:p>
          </table:table-cell>
          <table:table-cell office:value-type="string" calcext:value-type="string">
            <text:p>Vol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Piqué</text:p>
          </table:table-cell>
          <table:table-cell office:value-type="string" calcext:value-type="string">
            <text:p>Vol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écessite un tour de chargement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ile d'Acier</text:p>
          </table:table-cell>
          <table:table-cell office:value-type="string" calcext:value-type="string">
            <text:p>Acier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 % de chance de monter la défense d'un niveau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Queue de Fer</text:p>
          </table:table-cell>
          <table:table-cell office:value-type="string" calcext:value-type="string">
            <text:p>Acier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 % de chance de baisser la défense de l'adversaire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Griffe Acier</text:p>
          </table:table-cell>
          <table:table-cell office:value-type="string" calcext:value-type="string">
            <text:p>Acier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 % de chance de monter l'attaque d'un niveau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Draco-Rag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-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lève toujours 40PV à l'adversair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Colère</text:p>
          </table:table-cell>
          <table:table-cell office:value-type="string" calcext:value-type="string">
            <text:p>Dragon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te bloqué 2 à 3 tours puis devient confu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racosouffle</text:p>
          </table:table-cell>
          <table:table-cell office:value-type="string" calcext:value-type="string">
            <text:p>Dragon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 % de chance de paralyser la cibl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racogriffe</text:p>
          </table:table-cell>
          <table:table-cell office:value-type="string" calcext:value-type="string">
            <text:p>Dragon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uragan</text:p>
          </table:table-cell>
          <table:table-cell office:value-type="string" calcext:value-type="string">
            <text:p>Dragon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 % de chance d'apeurer .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table:number-columns-repeated="6"/>
        </table:table-row>
        <table:table-row table:style-name="ro1">
          <table:table-cell office:value-type="string" calcext:value-type="string">
            <text:p>Affûtage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--</text:p>
          </table:table-cell>
          <table:table-cell table:style-name="ce1" office:value-type="string" calcext:value-type="string">
            <text:p>Augmente l'attaque du lanceu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rmure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--</text:p>
          </table:table-cell>
          <table:table-cell table:style-name="ce1" office:value-type="string" calcext:value-type="string">
            <text:p>Augmente la défense du lanceu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erceu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Endort le pokémon adver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roissance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--</text:p>
          </table:table-cell>
          <table:table-cell table:style-name="ce1" office:value-type="string" calcext:value-type="string">
            <text:p>Augmente l'attaque du lanceur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yclone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--</text:p>
          </table:table-cell>
          <table:table-cell table:style-name="ce1" office:value-type="string" calcext:value-type="string">
            <text:p>Dans la nature, met fin au combat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Danse-Lame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Augmente beaucoup l'attaque du lanceu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roz'Yeux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Diminue la défense de l'adversair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ugissement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Diminue l'attaque de l'adversair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urlement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--</text:p>
          </table:table-cell>
          <table:table-cell table:style-name="ce1" office:value-type="string" calcext:value-type="string">
            <text:p>Dans la nature, met fin au comba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ltrason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Rend confus l'adversaire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Grincement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Baisse beaucoup la défense de l'adversaire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Soin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Restaure 50 % de sa vie au lanceur.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timidation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Paralyse la cibl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rempett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table:style-name="ce1" office:value-type="string" calcext:value-type="string">
            <text:p>Aucun effe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écrétion</text:p>
          </table:table-cell>
          <table:table-cell office:value-type="string" calcext:value-type="string">
            <text:p>Insecte</text:p>
          </table:table-cell>
          <table:table-cell/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Ralentit l'adversaire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Buée Noire</text:p>
          </table:table-cell>
          <table:table-cell office:value-type="string" calcext:value-type="string">
            <text:p>Glace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Annule tous les changements de stat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ge-Eclair</text:p>
          </table:table-cell>
          <table:table-cell office:value-type="string" calcext:value-type="string">
            <text:p>Electrik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Paralyse la cibl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pli</text:p>
          </table:table-cell>
          <table:table-cell office:value-type="string" calcext:value-type="string">
            <text:p>Eau</text:p>
          </table:table-cell>
          <table:table-cell/>
          <table:table-cell office:value-type="string" calcext:value-type="string">
            <text:p>--</text:p>
          </table:table-cell>
          <table:table-cell table:style-name="ce1" office:value-type="string" calcext:value-type="string">
            <text:p>Augmente la défense du lanceur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ara-Spore</text:p>
          </table:table-cell>
          <table:table-cell office:value-type="string" calcext:value-type="string">
            <text:p>Plante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Paralyse la cibl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oudre Dodo</text:p>
          </table:table-cell>
          <table:table-cell office:value-type="string" calcext:value-type="string">
            <text:p>Plante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Endort le pokémon adver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oudre Toxik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Empoisonne le pokémon adver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Gaz Toxik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Empoisonne le pokémon advers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cidarmure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--</text:p>
          </table:table-cell>
          <table:table-cell table:style-name="ce1" office:value-type="string" calcext:value-type="string">
            <text:p>Augmente beaucoup la défens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ouclier</text:p>
          </table:table-cell>
          <table:table-cell office:value-type="string" calcext:value-type="string">
            <text:p>Psy</text:p>
          </table:table-cell>
          <table:table-cell/>
          <table:table-cell office:value-type="string" calcext:value-type="string">
            <text:p>--</text:p>
          </table:table-cell>
          <table:table-cell table:style-name="ce1" office:value-type="string" calcext:value-type="string">
            <text:p>Augmente beaucoup la défen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ypnose</text:p>
          </table:table-cell>
          <table:table-cell office:value-type="string" calcext:value-type="string">
            <text:p>Psy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Endort le pokémon adver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Yoga</text:p>
          </table:table-cell>
          <table:table-cell office:value-type="string" calcext:value-type="string">
            <text:p>Psy</text:p>
          </table:table-cell>
          <table:table-cell/>
          <table:table-cell office:value-type="string" calcext:value-type="string">
            <text:p>--</text:p>
          </table:table-cell>
          <table:table-cell table:style-name="ce1" office:value-type="string" calcext:value-type="string">
            <text:p>Augmente l'attaque du lanceur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Hâte</text:p>
          </table:table-cell>
          <table:table-cell office:value-type="string" calcext:value-type="string">
            <text:p>Psy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Augmente beaucoup la vitesse du lanceu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éléport</text:p>
          </table:table-cell>
          <table:table-cell office:value-type="string" calcext:value-type="string">
            <text:p>Psy</text:p>
          </table:table-cell>
          <table:table-cell/>
          <table:table-cell office:value-type="string" calcext:value-type="string">
            <text:p>--</text:p>
          </table:table-cell>
          <table:table-cell table:style-name="ce1" office:value-type="string" calcext:value-type="string">
            <text:p>Met fin au comba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élékinésie</text:p>
          </table:table-cell>
          <table:table-cell office:value-type="string" calcext:value-type="string">
            <text:p>Psy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Baisse la précision de la cible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Repos</text:p>
          </table:table-cell>
          <table:table-cell office:value-type="string" calcext:value-type="string">
            <text:p>Psy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S'endort pendant 3 tours et restaure toute sa vi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et de Sable</text:p>
          </table:table-cell>
          <table:table-cell office:value-type="string" calcext:value-type="string">
            <text:p>Sol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Baisse la précision de la cibl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nde Folie</text:p>
          </table:table-cell>
          <table:table-cell office:value-type="string" calcext:value-type="string">
            <text:p>Spectre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Rend confus l'adversair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anse Draco</text:p>
          </table:table-cell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Augmente l'attaque et la vitesse du lanceu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" table:number-columns-repeated="6"/>
        </table:table-row>
        <table:table-row table:style-name="ro2">
          <table:table-cell table:number-columns-repeated="2" office:value-type="string" calcext:value-type="string">
            <text:p>Vol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'envole au premier tour et frappe au secon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Eau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clate-Roc</text:p>
          </table:table-cell>
          <table:table-cell office:value-type="string" calcext:value-type="string">
            <text:p>Combat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orce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/00/0000</text:date>, <text:time style:data-style-name="N2" text:time-value="12:25:49.5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09:54:40.492000000</meta:creation-date>
    <meta:generator>LibreOffice/4.4.1.2$Windows_x86 LibreOffice_project/45e2de17089c24a1fa810c8f975a7171ba4cd432</meta:generator>
    <dc:date>2015-10-21T12:35:15.050000000</dc:date>
    <meta:editing-duration>PT4H15M49S</meta:editing-duration>
    <meta:editing-cycles>23</meta:editing-cycles>
    <meta:document-statistic meta:table-count="1" meta:cell-count="792" meta:object-count="0"/>
  </office:meta>
</office:document-meta>
</file>